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6.53mm"/>
    </style:style>
    <style:style style:name="co2" style:family="table-column">
      <style:table-column-properties fo:break-before="auto" style:column-width="23.53mm"/>
    </style:style>
    <style:style style:name="co3" style:family="table-column">
      <style:table-column-properties fo:break-before="auto" style:column-width="27.08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eeg_and_sound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Whole file</text:p>
          </table:table-cell>
          <table:table-cell office:value-type="string" calcext:value-type="string">
            <text:p>eeg-negative</text:p>
          </table:table-cell>
          <table:table-cell office:value-type="string" calcext:value-type="string">
            <text:p>eeg-neutral</text:p>
          </table:table-cell>
          <table:table-cell office:value-type="string" calcext:value-type="string">
            <text:p>eeg-possitive</text:p>
          </table:table-cell>
          <table:table-cell/>
        </table:table-row>
        <table:table-row table:style-name="ro1">
          <table:table-cell office:value-type="string" calcext:value-type="string">
            <text:p>eeg-negativ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3:.B4])/SUM([.B3:.D4])" office:value-type="percentage" office:value="1" calcext:value-type="percentage" table:number-columns-spanned="1" table:number-rows-spanned="2">
            <text:p>100.00%</text:p>
          </table:table-cell>
        </table:table-row>
        <table:table-row table:style-name="ro1">
          <table:table-cell office:value-type="string" calcext:value-type="string">
            <text:p>eeg-negativ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covered-table-cell/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5:.C7])/SUM([.B5:.D7])" office:value-type="percentage" office:value="0.333333333333333" calcext:value-type="percentage" table:number-columns-spanned="1" table:number-rows-spanned="3">
            <text:p>33.33%</text:p>
          </table:table-cell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covered-table-cell/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covered-table-cell/>
        </table:table-row>
        <table:table-row table:style-name="ro1">
          <table:table-cell office:value-type="string" calcext:value-type="string">
            <text:p>eeg-positiv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8]/SUM([.B8:.D8])" office:value-type="percentage" office:value="1" calcext:value-type="percentage">
            <text:p>100.00%</text:p>
          </table:table-cell>
        </table:table-row>
        <table:table-row table:style-name="ro1">
          <table:table-cell table:number-columns-repeated="4"/>
          <table:table-cell table:formula="of:=SUM([.E3:.E8])/3" office:value-type="percentage" office:value="0.777777777777778" calcext:value-type="percentage">
            <text:p>77.78%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eeg-negative</text:p>
          </table:table-cell>
          <table:table-cell office:value-type="string" calcext:value-type="string">
            <text:p>eeg-neutral</text:p>
          </table:table-cell>
          <table:table-cell office:value-type="string" calcext:value-type="string">
            <text:p>eeg-possitive</text:p>
          </table:table-cell>
          <table:table-cell/>
        </table:table-row>
        <table:table-row table:style-name="ro1">
          <table:table-cell office:value-type="string" calcext:value-type="string">
            <text:p>eeg-negative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formula="of:=SUM([.B11:.B12])/SUM([.B11:.D12])" office:value-type="percentage" office:value="0.373134328358209" calcext:value-type="percentage" table:number-columns-spanned="1" table:number-rows-spanned="2">
            <text:p>37.31%</text:p>
          </table:table-cell>
        </table:table-row>
        <table:table-row table:style-name="ro1">
          <table:table-cell office:value-type="string" calcext:value-type="string">
            <text:p>eeg-negative</text:p>
          </table:table-cell>
          <table:table-cell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covered-table-cell/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table:formula="of:=SUM([.C13:.C15])/SUM([.B13:.D15])" office:value-type="percentage" office:value="0.55982905982906" calcext:value-type="percentage" table:number-columns-spanned="1" table:number-rows-spanned="3">
            <text:p>55.98%</text:p>
          </table:table-cell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covered-table-cell/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28" calcext:value-type="float">
            <text:p>28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covered-table-cell/>
        </table:table-row>
        <table:table-row table:style-name="ro1">
          <table:table-cell office:value-type="string" calcext:value-type="string">
            <text:p>eeg-positive</text:p>
          </table:table-cell>
          <table:table-cell office:value-type="float" office:value="18" calcext:value-type="float">
            <text:p>18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table:formula="of:=[.D16]/SUM([.B16:.D16])" office:value-type="percentage" office:value="0.0895522388059701" calcext:value-type="percentage">
            <text:p>8.96%</text:p>
          </table:table-cell>
        </table:table-row>
        <table:table-row table:style-name="ro1">
          <table:table-cell table:number-columns-repeated="4"/>
          <table:table-cell table:formula="of:=SUM([.E11:.E16])/3" office:value-type="percentage" office:value="0.34083854233108" calcext:value-type="percentage">
            <text:p>34.08%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eeg-negative</text:p>
          </table:table-cell>
          <table:table-cell office:value-type="string" calcext:value-type="string">
            <text:p>eeg-neutral</text:p>
          </table:table-cell>
          <table:table-cell office:value-type="string" calcext:value-type="string">
            <text:p>eeg-possitive</text:p>
          </table:table-cell>
          <table:table-cell/>
        </table:table-row>
        <table:table-row table:style-name="ro1">
          <table:table-cell office:value-type="string" calcext:value-type="string">
            <text:p>eeg-negative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formula="of:=SUM([.B19:.B20])/SUM([.B19:.D20])" office:value-type="percentage" office:value="0.352941176470588" calcext:value-type="percentage" table:number-columns-spanned="1" table:number-rows-spanned="2">
            <text:p>35.29%</text:p>
          </table:table-cell>
        </table:table-row>
        <table:table-row table:style-name="ro1">
          <table:table-cell office:value-type="string" calcext:value-type="string">
            <text:p>eeg-negative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covered-table-cell/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formula="of:=SUM([.C21:.C23])/SUM([.B21:.D23])" office:value-type="percentage" office:value="0.52991452991453" calcext:value-type="percentage" table:number-columns-spanned="1" table:number-rows-spanned="3">
            <text:p>52.99%</text:p>
          </table:table-cell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covered-table-cell/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covered-table-cell/>
        </table:table-row>
        <table:table-row table:style-name="ro1">
          <table:table-cell office:value-type="string" calcext:value-type="string">
            <text:p>eeg-positive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[.D24]/SUM([.B24:.D24])" office:value-type="percentage" office:value="0.147058823529412" calcext:value-type="percentage">
            <text:p>14.71%</text:p>
          </table:table-cell>
        </table:table-row>
        <table:table-row table:style-name="ro1">
          <table:table-cell table:number-columns-repeated="4"/>
          <table:table-cell table:formula="of:=SUM([.E19:.E24])/3" office:value-type="percentage" office:value="0.343304843304843" calcext:value-type="percentage">
            <text:p>34.33%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eeg-negative</text:p>
          </table:table-cell>
          <table:table-cell office:value-type="string" calcext:value-type="string">
            <text:p>eeg-neutral</text:p>
          </table:table-cell>
          <table:table-cell office:value-type="string" calcext:value-type="string">
            <text:p>eeg-possitive</text:p>
          </table:table-cell>
          <table:table-cell/>
        </table:table-row>
        <table:table-row table:style-name="ro1">
          <table:table-cell office:value-type="string" calcext:value-type="string">
            <text:p>eeg-negative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SUM([.B27:.B28])/SUM([.B27:.D28])" office:value-type="percentage" office:value="0.41304347826087" calcext:value-type="percentage" table:number-columns-spanned="1" table:number-rows-spanned="2">
            <text:p>41.30%</text:p>
          </table:table-cell>
        </table:table-row>
        <table:table-row table:style-name="ro1">
          <table:table-cell office:value-type="string" calcext:value-type="string">
            <text:p>eeg-negative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covered-table-cell/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formula="of:=SUM([.C29:.C31])/SUM([.B29:.D31])" office:value-type="percentage" office:value="0.576923076923077" calcext:value-type="percentage" table:number-columns-spanned="1" table:number-rows-spanned="3">
            <text:p>57.69%</text:p>
          </table:table-cell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covered-table-cell/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covered-table-cell/>
        </table:table-row>
        <table:table-row table:style-name="ro1">
          <table:table-cell office:value-type="string" calcext:value-type="string">
            <text:p>eeg-positiv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formula="of:=[.D32]/SUM([.B32:.D32])" office:value-type="percentage" office:value="0.260869565217391" calcext:value-type="percentage">
            <text:p>26.09%</text:p>
          </table:table-cell>
        </table:table-row>
        <table:table-row table:style-name="ro1">
          <table:table-cell table:number-columns-repeated="4"/>
          <table:table-cell table:formula="of:=SUM([.E27:.E32])/3" office:value-type="percentage" office:value="0.416945373467113" calcext:value-type="percentage">
            <text:p>41.69%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eeg-negative</text:p>
          </table:table-cell>
          <table:table-cell office:value-type="string" calcext:value-type="string">
            <text:p>eeg-neutral</text:p>
          </table:table-cell>
          <table:table-cell office:value-type="string" calcext:value-type="string">
            <text:p>eeg-possitive</text:p>
          </table:table-cell>
          <table:table-cell/>
        </table:table-row>
        <table:table-row table:style-name="ro1">
          <table:table-cell office:value-type="string" calcext:value-type="string">
            <text:p>eeg-negative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SUM([.B35:.B36])/SUM([.B35:.D36])" office:value-type="percentage" office:value="0.411764705882353" calcext:value-type="percentage" table:number-columns-spanned="1" table:number-rows-spanned="2">
            <text:p>41.18%</text:p>
          </table:table-cell>
        </table:table-row>
        <table:table-row table:style-name="ro1">
          <table:table-cell office:value-type="string" calcext:value-type="string">
            <text:p>eeg-negative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covered-table-cell/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SUM([.C37:.C39])/SUM([.B37:.D39])" office:value-type="percentage" office:value="0.716666666666667" calcext:value-type="percentage" table:number-columns-spanned="1" table:number-rows-spanned="3">
            <text:p>71.67%</text:p>
          </table:table-cell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covered-table-cell/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covered-table-cell/>
        </table:table-row>
        <table:table-row table:style-name="ro1">
          <table:table-cell office:value-type="string" calcext:value-type="string">
            <text:p>eeg-positiv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formula="of:=[.D40]/SUM([.B40:.D40])" office:value-type="percentage" office:value="0.529411764705882" calcext:value-type="percentage">
            <text:p>52.94%</text:p>
          </table:table-cell>
        </table:table-row>
        <table:table-row table:style-name="ro1">
          <table:table-cell table:number-columns-repeated="4"/>
          <table:table-cell table:formula="of:=SUM([.E35:.E40])/3" office:value-type="percentage" office:value="0.552614379084967" calcext:value-type="percentage">
            <text:p>55.26%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eeg-negative</text:p>
          </table:table-cell>
          <table:table-cell office:value-type="string" calcext:value-type="string">
            <text:p>eeg-neutral</text:p>
          </table:table-cell>
          <table:table-cell office:value-type="string" calcext:value-type="string">
            <text:p>eeg-possitive</text:p>
          </table:table-cell>
          <table:table-cell/>
        </table:table-row>
        <table:table-row table:style-name="ro1">
          <table:table-cell office:value-type="string" calcext:value-type="string">
            <text:p>eeg-negative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SUM([.B43:.B44])/SUM([.B43:.D44])" office:value-type="percentage" office:value="0.428571428571429" calcext:value-type="percentage" table:number-columns-spanned="1" table:number-rows-spanned="2">
            <text:p>42.86%</text:p>
          </table:table-cell>
        </table:table-row>
        <table:table-row table:style-name="ro1">
          <table:table-cell office:value-type="string" calcext:value-type="string">
            <text:p>eeg-negative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covered-table-cell/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SUM([.C45:.C47])/SUM([.B45:.D47])" office:value-type="percentage" office:value="0.708333333333333" calcext:value-type="percentage" table:number-columns-spanned="1" table:number-rows-spanned="3">
            <text:p>70.83%</text:p>
          </table:table-cell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covered-table-cell/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covered-table-cell/>
        </table:table-row>
        <table:table-row table:style-name="ro1">
          <table:table-cell office:value-type="string" calcext:value-type="string">
            <text:p>eeg-positive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D48]/SUM([.B48:.D48])" office:value-type="percentage" office:value="0.285714285714286" calcext:value-type="percentage">
            <text:p>28.57%</text:p>
          </table:table-cell>
        </table:table-row>
        <table:table-row table:style-name="ro1">
          <table:table-cell table:number-columns-repeated="4"/>
          <table:table-cell table:formula="of:=SUM([.E43:.E48])/3" office:value-type="percentage" office:value="0.474206349206349" calcext:value-type="percentage">
            <text:p>47.42%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string" calcext:value-type="string">
            <text:p>eeg-negative</text:p>
          </table:table-cell>
          <table:table-cell office:value-type="string" calcext:value-type="string">
            <text:p>eeg-neutral</text:p>
          </table:table-cell>
          <table:table-cell office:value-type="string" calcext:value-type="string">
            <text:p>eeg-possitive</text:p>
          </table:table-cell>
          <table:table-cell/>
        </table:table-row>
        <table:table-row table:style-name="ro1">
          <table:table-cell office:value-type="string" calcext:value-type="string">
            <text:p>eeg-negative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SUM([.B51:.B52])/SUM([.B51:.D52])" office:value-type="percentage" office:value="0.416666666666667" calcext:value-type="percentage" table:number-columns-spanned="1" table:number-rows-spanned="2">
            <text:p>41.67%</text:p>
          </table:table-cell>
        </table:table-row>
        <table:table-row table:style-name="ro1">
          <table:table-cell office:value-type="string" calcext:value-type="string">
            <text:p>eeg-negative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covered-table-cell/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SUM([.C53:.C55])/SUM([.B53:.D55])" office:value-type="percentage" office:value="0.794871794871795" calcext:value-type="percentage" table:number-columns-spanned="1" table:number-rows-spanned="3">
            <text:p>79.49%</text:p>
          </table:table-cell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covered-table-cell/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covered-table-cell/>
        </table:table-row>
        <table:table-row table:style-name="ro1">
          <table:table-cell office:value-type="string" calcext:value-type="string">
            <text:p>eeg-positive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D56]/SUM([.B56:.D56])" office:value-type="percentage" office:value="0.333333333333333" calcext:value-type="percentage">
            <text:p>33.33%</text:p>
          </table:table-cell>
        </table:table-row>
        <table:table-row table:style-name="ro1">
          <table:table-cell table:number-columns-repeated="4"/>
          <table:table-cell table:formula="of:=SUM([.E51:.E56])/3" office:value-type="percentage" office:value="0.514957264957265" calcext:value-type="percentage">
            <text:p>51.50%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string" calcext:value-type="string">
            <text:p>eeg-negative</text:p>
          </table:table-cell>
          <table:table-cell office:value-type="string" calcext:value-type="string">
            <text:p>eeg-neutral</text:p>
          </table:table-cell>
          <table:table-cell office:value-type="string" calcext:value-type="string">
            <text:p>eeg-possitive</text:p>
          </table:table-cell>
          <table:table-cell/>
        </table:table-row>
        <table:table-row table:style-name="ro1">
          <table:table-cell office:value-type="string" calcext:value-type="string">
            <text:p>eeg-negative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B59:.B60])/SUM([.B59:.D60])" office:value-type="percentage" office:value="0.5" calcext:value-type="percentage" table:number-columns-spanned="1" table:number-rows-spanned="2">
            <text:p>50.00%</text:p>
          </table:table-cell>
        </table:table-row>
        <table:table-row table:style-name="ro1">
          <table:table-cell office:value-type="string" calcext:value-type="string">
            <text:p>eeg-negative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covered-table-cell/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SUM([.C61:.C63])/SUM([.B61:.D63])" office:value-type="percentage" office:value="0.666666666666667" calcext:value-type="percentage" table:number-columns-spanned="1" table:number-rows-spanned="3">
            <text:p>66.67%</text:p>
          </table:table-cell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covered-table-cell/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covered-table-cell/>
        </table:table-row>
        <table:table-row table:style-name="ro1">
          <table:table-cell office:value-type="string" calcext:value-type="string">
            <text:p>eeg-positiv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D64]/SUM([.B64:.D64])" office:value-type="percentage" office:value="0.5" calcext:value-type="percentage">
            <text:p>50.00%</text:p>
          </table:table-cell>
        </table:table-row>
        <table:table-row table:style-name="ro1">
          <table:table-cell table:number-columns-repeated="4"/>
          <table:table-cell table:formula="of:=SUM([.E59:.E64])/3" office:value-type="percentage" office:value="0.555555555555555" calcext:value-type="percentage">
            <text:p>55.56%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string" calcext:value-type="string">
            <text:p>eeg-negative</text:p>
          </table:table-cell>
          <table:table-cell office:value-type="string" calcext:value-type="string">
            <text:p>eeg-neutral</text:p>
          </table:table-cell>
          <table:table-cell office:value-type="string" calcext:value-type="string">
            <text:p>eeg-possitive</text:p>
          </table:table-cell>
          <table:table-cell/>
        </table:table-row>
        <table:table-row table:style-name="ro1">
          <table:table-cell office:value-type="string" calcext:value-type="string">
            <text:p>eeg-negative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SUM([.B67:.B68])/SUM([.B67:.D68])" office:value-type="percentage" office:value="0.388888888888889" calcext:value-type="percentage" table:number-columns-spanned="1" table:number-rows-spanned="2">
            <text:p>38.89%</text:p>
          </table:table-cell>
        </table:table-row>
        <table:table-row table:style-name="ro1">
          <table:table-cell office:value-type="string" calcext:value-type="string">
            <text:p>eeg-negativ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covered-table-cell/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SUM([.C69:.C71])/SUM([.B69:.D71])" office:value-type="percentage" office:value="0.666666666666667" calcext:value-type="percentage" table:number-columns-spanned="1" table:number-rows-spanned="3">
            <text:p>66.67%</text:p>
          </table:table-cell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covered-table-cell/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covered-table-cell/>
        </table:table-row>
        <table:table-row table:style-name="ro1">
          <table:table-cell office:value-type="string" calcext:value-type="string">
            <text:p>eeg-positiv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[.D72]/SUM([.B72:.D72])" office:value-type="percentage" office:value="0.666666666666667" calcext:value-type="percentage">
            <text:p>66.67%</text:p>
          </table:table-cell>
        </table:table-row>
        <table:table-row table:style-name="ro1">
          <table:table-cell table:number-columns-repeated="4"/>
          <table:table-cell table:formula="of:=SUM([.E67:.E72])/3" office:value-type="percentage" office:value="0.574074074074074" calcext:value-type="percentage">
            <text:p>57.41%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string" calcext:value-type="string">
            <text:p>eeg-negative</text:p>
          </table:table-cell>
          <table:table-cell office:value-type="string" calcext:value-type="string">
            <text:p>eeg-neutral</text:p>
          </table:table-cell>
          <table:table-cell office:value-type="string" calcext:value-type="string">
            <text:p>eeg-possitive</text:p>
          </table:table-cell>
          <table:table-cell/>
        </table:table-row>
        <table:table-row table:style-name="ro1">
          <table:table-cell office:value-type="string" calcext:value-type="string">
            <text:p>eeg-negativ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B75:.B76])/SUM([.B75:.D76])" office:value-type="percentage" office:value="0.5" calcext:value-type="percentage" table:number-columns-spanned="1" table:number-rows-spanned="2">
            <text:p>50.00%</text:p>
          </table:table-cell>
        </table:table-row>
        <table:table-row table:style-name="ro1">
          <table:table-cell office:value-type="string" calcext:value-type="string">
            <text:p>eeg-negative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covered-table-cell/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SUM([.C77:.C79])/SUM([.B77:.D79])" office:value-type="percentage" office:value="0.62962962962963" calcext:value-type="percentage" table:number-columns-spanned="1" table:number-rows-spanned="3">
            <text:p>62.96%</text:p>
          </table:table-cell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covered-table-cell/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covered-table-cell/>
        </table:table-row>
        <table:table-row table:style-name="ro1">
          <table:table-cell office:value-type="string" calcext:value-type="string">
            <text:p>eeg-positiv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D80]/SUM([.B80:.D80])" office:value-type="percentage" office:value="0.625" calcext:value-type="percentage">
            <text:p>62.50%</text:p>
          </table:table-cell>
        </table:table-row>
        <table:table-row table:style-name="ro1">
          <table:table-cell table:number-columns-repeated="4"/>
          <table:table-cell table:formula="of:=SUM([.E75:.E80])/3" office:value-type="percentage" office:value="0.584876543209877" calcext:value-type="percentage">
            <text:p>58.49%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eeg-negative</text:p>
          </table:table-cell>
          <table:table-cell office:value-type="string" calcext:value-type="string">
            <text:p>eeg-neutral</text:p>
          </table:table-cell>
          <table:table-cell office:value-type="string" calcext:value-type="string">
            <text:p>eeg-possitive</text:p>
          </table:table-cell>
          <table:table-cell/>
        </table:table-row>
        <table:table-row table:style-name="ro1">
          <table:table-cell office:value-type="string" calcext:value-type="string">
            <text:p>eeg-negativ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B83:.B84])/SUM([.B83:.D84])" office:value-type="percentage" office:value="0.5" calcext:value-type="percentage" table:number-columns-spanned="1" table:number-rows-spanned="2">
            <text:p>50.00%</text:p>
          </table:table-cell>
        </table:table-row>
        <table:table-row table:style-name="ro1">
          <table:table-cell office:value-type="string" calcext:value-type="string">
            <text:p>eeg-negativ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covered-table-cell/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SUM([.C85:.C87])/SUM([.B85:.D87])" office:value-type="percentage" office:value="0.833333333333333" calcext:value-type="percentage" table:number-columns-spanned="1" table:number-rows-spanned="3">
            <text:p>83.33%</text:p>
          </table:table-cell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covered-table-cell/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covered-table-cell/>
        </table:table-row>
        <table:table-row table:style-name="ro1">
          <table:table-cell office:value-type="string" calcext:value-type="string">
            <text:p>eeg-positiv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D88]/SUM([.B88:.D88])" office:value-type="percentage" office:value="0.428571428571429" calcext:value-type="percentage">
            <text:p>42.86%</text:p>
          </table:table-cell>
        </table:table-row>
        <table:table-row table:style-name="ro1">
          <table:table-cell table:number-columns-repeated="4"/>
          <table:table-cell table:formula="of:=SUM([.E83:.E88])/3" office:value-type="percentage" office:value="0.587301587301587" calcext:value-type="percentage">
            <text:p>58.73%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string" calcext:value-type="string">
            <text:p>eeg-negative</text:p>
          </table:table-cell>
          <table:table-cell office:value-type="string" calcext:value-type="string">
            <text:p>eeg-neutral</text:p>
          </table:table-cell>
          <table:table-cell office:value-type="string" calcext:value-type="string">
            <text:p>eeg-possitive</text:p>
          </table:table-cell>
          <table:table-cell/>
        </table:table-row>
        <table:table-row table:style-name="ro1">
          <table:table-cell office:value-type="string" calcext:value-type="string">
            <text:p>eeg-negativ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SUM([.B91:.B92])/SUM([.B91:.D92])" office:value-type="percentage" office:value="0.571428571428571" calcext:value-type="percentage" table:number-columns-spanned="1" table:number-rows-spanned="2">
            <text:p>57.14%</text:p>
          </table:table-cell>
        </table:table-row>
        <table:table-row table:style-name="ro1">
          <table:table-cell office:value-type="string" calcext:value-type="string">
            <text:p>eeg-negativ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covered-table-cell/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SUM([.C93:.C95])/SUM([.B93:.D95])" office:value-type="percentage" office:value="0.708333333333333" calcext:value-type="percentage" table:number-columns-spanned="1" table:number-rows-spanned="3">
            <text:p>70.83%</text:p>
          </table:table-cell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covered-table-cell/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covered-table-cell/>
        </table:table-row>
        <table:table-row table:style-name="ro1">
          <table:table-cell office:value-type="string" calcext:value-type="string">
            <text:p>eeg-positiv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D96]/SUM([.B96:.D96])" office:value-type="percentage" office:value="0.571428571428571" calcext:value-type="percentage">
            <text:p>57.14%</text:p>
          </table:table-cell>
        </table:table-row>
        <table:table-row table:style-name="ro1">
          <table:table-cell table:number-columns-repeated="4"/>
          <table:table-cell table:formula="of:=SUM([.E91:.E96])/3" office:value-type="percentage" office:value="0.617063492063492" calcext:value-type="percentage">
            <text:p>61.71%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string" calcext:value-type="string">
            <text:p>eeg-negative</text:p>
          </table:table-cell>
          <table:table-cell office:value-type="string" calcext:value-type="string">
            <text:p>eeg-neutral</text:p>
          </table:table-cell>
          <table:table-cell office:value-type="string" calcext:value-type="string">
            <text:p>eeg-possitive</text:p>
          </table:table-cell>
          <table:table-cell/>
        </table:table-row>
        <table:table-row table:style-name="ro1">
          <table:table-cell office:value-type="string" calcext:value-type="string">
            <text:p>eeg-negativ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B99:.B100])/SUM([.B99:.D100])" office:value-type="percentage" office:value="0.333333333333333" calcext:value-type="percentage" table:number-columns-spanned="1" table:number-rows-spanned="2">
            <text:p>33.33%</text:p>
          </table:table-cell>
        </table:table-row>
        <table:table-row table:style-name="ro1">
          <table:table-cell office:value-type="string" calcext:value-type="string">
            <text:p>eeg-negativ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covered-table-cell/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C101:.C103])/SUM([.B101:.D103])" office:value-type="percentage" office:value="0.761904761904762" calcext:value-type="percentage" table:number-columns-spanned="1" table:number-rows-spanned="3">
            <text:p>76.19%</text:p>
          </table:table-cell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covered-table-cell/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covered-table-cell/>
        </table:table-row>
        <table:table-row table:style-name="ro1">
          <table:table-cell office:value-type="string" calcext:value-type="string">
            <text:p>eeg-positiv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104]/SUM([.B104:.D104])" office:value-type="percentage" office:value="0.333333333333333" calcext:value-type="percentage">
            <text:p>33.33%</text:p>
          </table:table-cell>
        </table:table-row>
        <table:table-row table:style-name="ro1">
          <table:table-cell table:number-columns-repeated="4"/>
          <table:table-cell table:formula="of:=SUM([.E99:.E104])/3" office:value-type="percentage" office:value="0.476190476190476" calcext:value-type="percentage">
            <text:p>47.62%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string" calcext:value-type="string">
            <text:p>eeg-negative</text:p>
          </table:table-cell>
          <table:table-cell office:value-type="string" calcext:value-type="string">
            <text:p>eeg-neutral</text:p>
          </table:table-cell>
          <table:table-cell office:value-type="string" calcext:value-type="string">
            <text:p>eeg-possitive</text:p>
          </table:table-cell>
          <table:table-cell/>
        </table:table-row>
        <table:table-row table:style-name="ro1">
          <table:table-cell office:value-type="string" calcext:value-type="string">
            <text:p>eeg-negativ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SUM([.B107:.B108])/SUM([.B107:.D108])" office:value-type="percentage" office:value="0.25" calcext:value-type="percentage" table:number-columns-spanned="1" table:number-rows-spanned="2">
            <text:p>25.00%</text:p>
          </table:table-cell>
        </table:table-row>
        <table:table-row table:style-name="ro1">
          <table:table-cell office:value-type="string" calcext:value-type="string">
            <text:p>eeg-negativ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covered-table-cell/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C109:.C111])/SUM([.B109:.D111])" office:value-type="percentage" office:value="0.666666666666667" calcext:value-type="percentage" table:number-columns-spanned="1" table:number-rows-spanned="3">
            <text:p>66.67%</text:p>
          </table:table-cell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covered-table-cell/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covered-table-cell/>
        </table:table-row>
        <table:table-row table:style-name="ro1">
          <table:table-cell office:value-type="string" calcext:value-type="string">
            <text:p>eeg-positiv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D112]/SUM([.B112:.D112])" office:value-type="percentage" office:value="0.666666666666667" calcext:value-type="percentage">
            <text:p>66.67%</text:p>
          </table:table-cell>
        </table:table-row>
        <table:table-row table:style-name="ro1">
          <table:table-cell table:number-columns-repeated="4"/>
          <table:table-cell table:formula="of:=SUM([.E107:.E112])/3" office:value-type="percentage" office:value="0.527777777777778" calcext:value-type="percentage">
            <text:p>52.78%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string" calcext:value-type="string">
            <text:p>eeg-negative</text:p>
          </table:table-cell>
          <table:table-cell office:value-type="string" calcext:value-type="string">
            <text:p>eeg-neutral</text:p>
          </table:table-cell>
          <table:table-cell office:value-type="string" calcext:value-type="string">
            <text:p>eeg-possitive</text:p>
          </table:table-cell>
          <table:table-cell/>
        </table:table-row>
        <table:table-row table:style-name="ro1">
          <table:table-cell office:value-type="string" calcext:value-type="string">
            <text:p>eeg-negativ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B115:.B116])/SUM([.B115:.D116])" office:value-type="percentage" office:value="0.7" calcext:value-type="percentage" table:number-columns-spanned="1" table:number-rows-spanned="2">
            <text:p>70.00%</text:p>
          </table:table-cell>
        </table:table-row>
        <table:table-row table:style-name="ro1">
          <table:table-cell office:value-type="string" calcext:value-type="string">
            <text:p>eeg-negativ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covered-table-cell/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C117:.C119])/SUM([.B117:.D119])" office:value-type="percentage" office:value="0.777777777777778" calcext:value-type="percentage" table:number-columns-spanned="1" table:number-rows-spanned="3">
            <text:p>77.78%</text:p>
          </table:table-cell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covered-table-cell/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covered-table-cell/>
        </table:table-row>
        <table:table-row table:style-name="ro1">
          <table:table-cell office:value-type="string" calcext:value-type="string">
            <text:p>eeg-positiv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D120]/SUM([.B120:.D120])" office:value-type="percentage" office:value="0.6" calcext:value-type="percentage">
            <text:p>60.00%</text:p>
          </table:table-cell>
        </table:table-row>
        <table:table-row table:style-name="ro1">
          <table:table-cell table:number-columns-repeated="4"/>
          <table:table-cell table:formula="of:=SUM([.E115:.E120])/3" office:value-type="percentage" office:value="0.692592592592593" calcext:value-type="percentage">
            <text:p>69.26%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string" calcext:value-type="string">
            <text:p>eeg-negative</text:p>
          </table:table-cell>
          <table:table-cell office:value-type="string" calcext:value-type="string">
            <text:p>eeg-neutral</text:p>
          </table:table-cell>
          <table:table-cell office:value-type="string" calcext:value-type="string">
            <text:p>eeg-possitive</text:p>
          </table:table-cell>
          <table:table-cell/>
        </table:table-row>
        <table:table-row table:style-name="ro1">
          <table:table-cell office:value-type="string" calcext:value-type="string">
            <text:p>eeg-negativ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B123:.B124])/SUM([.B123:.D124])" office:value-type="percentage" office:value="0.4" calcext:value-type="percentage" table:number-columns-spanned="1" table:number-rows-spanned="2">
            <text:p>40.00%</text:p>
          </table:table-cell>
        </table:table-row>
        <table:table-row table:style-name="ro1">
          <table:table-cell office:value-type="string" calcext:value-type="string">
            <text:p>eeg-negativ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covered-table-cell/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SUM([.C125:.C127])/SUM([.B125:.D127])" office:value-type="percentage" office:value="0.555555555555556" calcext:value-type="percentage" table:number-columns-spanned="1" table:number-rows-spanned="3">
            <text:p>55.56%</text:p>
          </table:table-cell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covered-table-cell/>
        </table:table-row>
        <table:table-row table:style-name="ro1">
          <table:table-cell office:value-type="string" calcext:value-type="string">
            <text:p>eeg-neutral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covered-table-cell/>
        </table:table-row>
        <table:table-row table:style-name="ro1">
          <table:table-cell office:value-type="string" calcext:value-type="string">
            <text:p>eeg-positiv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128]/SUM([.B128:.D128])" office:value-type="percentage" office:value="0.2" calcext:value-type="percentage">
            <text:p>20.00%</text:p>
          </table:table-cell>
        </table:table-row>
        <table:table-row table:style-name="ro1">
          <table:table-cell table:number-columns-repeated="4"/>
          <table:table-cell table:formula="of:=SUM([.E123:.E128])/3" office:value-type="percentage" office:value="0.385185185185185" calcext:value-type="percentage">
            <text:p>38.52%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string" calcext:value-type="string">
            <text:p>eeg-negative</text:p>
          </table:table-cell>
          <table:table-cell office:value-type="string" calcext:value-type="string">
            <text:p>eeg-neutral</text:p>
          </table:table-cell>
          <table:table-cell office:value-type="string" calcext:value-type="string">
            <text:p>eeg-possitive</text:p>
          </table:table-cell>
          <table:table-cell/>
        </table:table-row>
        <table:table-row table:style-name="ro1">
          <table:table-cell office:value-type="string" calcext:value-type="string">
            <text:p>eeg-negativ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B131:.B132])/SUM([.B131:.D132])" office:value-type="percentage" office:value="0.5" calcext:value-type="percentage" table:number-columns-spanned="1" table:number-rows-spanned="2">
            <text:p>50.00%</text:p>
          </table:table-cell>
        </table:table-row>
        <table:table-row table:style-name="ro1">
          <table:table-cell office:value-type="string" calcext:value-type="string">
            <text:p>eeg-negativ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covered-table-cell/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C133:.C135])/SUM([.B133:.D135])" office:value-type="percentage" office:value="0.666666666666667" calcext:value-type="percentage" table:number-columns-spanned="1" table:number-rows-spanned="3">
            <text:p>66.67%</text:p>
          </table:table-cell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covered-table-cell/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covered-table-cell/>
        </table:table-row>
        <table:table-row table:style-name="ro1">
          <table:table-cell office:value-type="string" calcext:value-type="string">
            <text:p>eeg-positiv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D136]/SUM([.B136:.D136])" office:value-type="percentage" office:value="0.6" calcext:value-type="percentage">
            <text:p>60.00%</text:p>
          </table:table-cell>
        </table:table-row>
        <table:table-row table:style-name="ro1">
          <table:table-cell table:number-columns-repeated="4"/>
          <table:table-cell table:formula="of:=SUM([.E131:.E136])/3" office:value-type="percentage" office:value="0.588888888888889" calcext:value-type="percentage">
            <text:p>58.89%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string" calcext:value-type="string">
            <text:p>eeg-negative</text:p>
          </table:table-cell>
          <table:table-cell office:value-type="string" calcext:value-type="string">
            <text:p>eeg-neutral</text:p>
          </table:table-cell>
          <table:table-cell office:value-type="string" calcext:value-type="string">
            <text:p>eeg-possitive</text:p>
          </table:table-cell>
          <table:table-cell/>
        </table:table-row>
        <table:table-row table:style-name="ro1">
          <table:table-cell office:value-type="string" calcext:value-type="string">
            <text:p>eeg-negativ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B139:.B140])/SUM([.B139:.D140])" office:value-type="percentage" office:value="0.625" calcext:value-type="percentage" table:number-columns-spanned="1" table:number-rows-spanned="2">
            <text:p>62.50%</text:p>
          </table:table-cell>
        </table:table-row>
        <table:table-row table:style-name="ro1">
          <table:table-cell office:value-type="string" calcext:value-type="string">
            <text:p>eeg-negativ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covered-table-cell/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SUM([.C141:.C143])/SUM([.B141:.D143])" office:value-type="percentage" office:value="0.933333333333333" calcext:value-type="percentage" table:number-columns-spanned="1" table:number-rows-spanned="3">
            <text:p>93.33%</text:p>
          </table:table-cell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covered-table-cell/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covered-table-cell/>
        </table:table-row>
        <table:table-row table:style-name="ro1">
          <table:table-cell office:value-type="string" calcext:value-type="string">
            <text:p>eeg-positiv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D144]/SUM([.B144:.D144])" office:value-type="percentage" office:value="0.75" calcext:value-type="percentage">
            <text:p>75.00%</text:p>
          </table:table-cell>
        </table:table-row>
        <table:table-row table:style-name="ro1">
          <table:table-cell table:number-columns-repeated="4"/>
          <table:table-cell table:formula="of:=SUM([.E139:.E144])/3" office:value-type="percentage" office:value="0.769444444444444" calcext:value-type="percentage">
            <text:p>76.94%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string" calcext:value-type="string">
            <text:p>eeg-negative</text:p>
          </table:table-cell>
          <table:table-cell office:value-type="string" calcext:value-type="string">
            <text:p>eeg-neutral</text:p>
          </table:table-cell>
          <table:table-cell office:value-type="string" calcext:value-type="string">
            <text:p>eeg-possitive</text:p>
          </table:table-cell>
          <table:table-cell/>
        </table:table-row>
        <table:table-row table:style-name="ro1">
          <table:table-cell office:value-type="string" calcext:value-type="string">
            <text:p>eeg-negativ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147:.B148])/SUM([.B147:.D148])" office:value-type="percentage" office:value="0.875" calcext:value-type="percentage" table:number-columns-spanned="1" table:number-rows-spanned="2">
            <text:p>87.50%</text:p>
          </table:table-cell>
        </table:table-row>
        <table:table-row table:style-name="ro1">
          <table:table-cell office:value-type="string" calcext:value-type="string">
            <text:p>eeg-negativ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covered-table-cell/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C149:.C151])/SUM([.B149:.D151])" office:value-type="percentage" office:value="0.733333333333333" calcext:value-type="percentage" table:number-columns-spanned="1" table:number-rows-spanned="3">
            <text:p>73.33%</text:p>
          </table:table-cell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covered-table-cell/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covered-table-cell/>
        </table:table-row>
        <table:table-row table:style-name="ro1">
          <table:table-cell office:value-type="string" calcext:value-type="string">
            <text:p>eeg-positiv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152]/SUM([.B152:.D152])" office:value-type="percentage" office:value="0.25" calcext:value-type="percentage">
            <text:p>25.00%</text:p>
          </table:table-cell>
        </table:table-row>
        <table:table-row table:style-name="ro1">
          <table:table-cell table:number-columns-repeated="4"/>
          <table:table-cell table:formula="of:=SUM([.E147:.E152])/3" office:value-type="percentage" office:value="0.619444444444444" calcext:value-type="percentage">
            <text:p>61.94%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string" calcext:value-type="string">
            <text:p>eeg-negative</text:p>
          </table:table-cell>
          <table:table-cell office:value-type="string" calcext:value-type="string">
            <text:p>eeg-neutral</text:p>
          </table:table-cell>
          <table:table-cell office:value-type="string" calcext:value-type="string">
            <text:p>eeg-possitive</text:p>
          </table:table-cell>
          <table:table-cell/>
        </table:table-row>
        <table:table-row table:style-name="ro1">
          <table:table-cell office:value-type="string" calcext:value-type="string">
            <text:p>eeg-negativ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155:.B156])/SUM([.B155:.D156])" office:value-type="percentage" office:value="0.625" calcext:value-type="percentage" table:number-columns-spanned="1" table:number-rows-spanned="2">
            <text:p>62.50%</text:p>
          </table:table-cell>
        </table:table-row>
        <table:table-row table:style-name="ro1">
          <table:table-cell office:value-type="string" calcext:value-type="string">
            <text:p>eeg-negativ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covered-table-cell/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SUM([.C157:.C159])/SUM([.B157:.D159])" office:value-type="percentage" office:value="0.6" calcext:value-type="percentage" table:number-columns-spanned="1" table:number-rows-spanned="3">
            <text:p>60.00%</text:p>
          </table:table-cell>
        </table:table-row>
        <table:table-row table:style-name="ro1">
          <table:table-cell office:value-type="string" calcext:value-type="string">
            <text:p>eeg-neutra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covered-table-cell/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covered-table-cell/>
        </table:table-row>
        <table:table-row table:style-name="ro1">
          <table:table-cell office:value-type="string" calcext:value-type="string">
            <text:p>eeg-positiv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D160]/SUM([.B160:.D160])" office:value-type="percentage" office:value="0.75" calcext:value-type="percentage">
            <text:p>75.00%</text:p>
          </table:table-cell>
        </table:table-row>
        <table:table-row table:style-name="ro1">
          <table:table-cell table:number-columns-repeated="4"/>
          <table:table-cell table:formula="of:=SUM([.E155:.E160])/3" office:value-type="percentage" office:value="0.658333333333333" calcext:value-type="percentage">
            <text:p>65.83%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string" calcext:value-type="string">
            <text:p>eeg-negative</text:p>
          </table:table-cell>
          <table:table-cell office:value-type="string" calcext:value-type="string">
            <text:p>eeg-neutral</text:p>
          </table:table-cell>
          <table:table-cell office:value-type="string" calcext:value-type="string">
            <text:p>eeg-possitive</text:p>
          </table:table-cell>
          <table:table-cell/>
        </table:table-row>
        <table:table-row table:style-name="ro1">
          <table:table-cell office:value-type="string" calcext:value-type="string">
            <text:p>eeg-negativ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163:.B164])/SUM([.B163:.D164])" office:value-type="percentage" office:value="0.75" calcext:value-type="percentage" table:number-columns-spanned="1" table:number-rows-spanned="2">
            <text:p>75.00%</text:p>
          </table:table-cell>
        </table:table-row>
        <table:table-row table:style-name="ro1">
          <table:table-cell office:value-type="string" calcext:value-type="string">
            <text:p>eeg-negativ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covered-table-cell/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C165:.C167])/SUM([.B165:.D167])" office:value-type="percentage" office:value="0.833333333333333" calcext:value-type="percentage" table:number-columns-spanned="1" table:number-rows-spanned="3">
            <text:p>83.33%</text:p>
          </table:table-cell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covered-table-cell/>
        </table:table-row>
        <table:table-row table:style-name="ro1">
          <table:table-cell office:value-type="string" calcext:value-type="string">
            <text:p>eeg-neutra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covered-table-cell/>
        </table:table-row>
        <table:table-row table:style-name="ro1">
          <table:table-cell office:value-type="string" calcext:value-type="string">
            <text:p>eeg-positiv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D168]/SUM([.B168:.D168])" office:value-type="percentage" office:value="0.5" calcext:value-type="percentage">
            <text:p>50.00%</text:p>
          </table:table-cell>
        </table:table-row>
        <table:table-row table:style-name="ro1">
          <table:table-cell table:number-columns-repeated="4"/>
          <table:table-cell table:formula="of:=SUM([.E163:.E168])/3" office:value-type="percentage" office:value="0.694444444444444" calcext:value-type="percentage">
            <text:p>69.44%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string" calcext:value-type="string">
            <text:p>eeg-negative</text:p>
          </table:table-cell>
          <table:table-cell office:value-type="string" calcext:value-type="string">
            <text:p>eeg-neutral</text:p>
          </table:table-cell>
          <table:table-cell office:value-type="string" calcext:value-type="string">
            <text:p>eeg-possitive</text:p>
          </table:table-cell>
          <table:table-cell/>
        </table:table-row>
        <table:table-row table:style-name="ro1">
          <table:table-cell office:value-type="string" calcext:value-type="string">
            <text:p>eeg-negativ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B171:.B172])/SUM([.B171:.D172])" office:value-type="percentage" office:value="0.5" calcext:value-type="percentage" table:number-columns-spanned="1" table:number-rows-spanned="2">
            <text:p>50.00%</text:p>
          </table:table-cell>
        </table:table-row>
        <table:table-row table:style-name="ro1">
          <table:table-cell office:value-type="string" calcext:value-type="string">
            <text:p>eeg-negativ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covered-table-cell/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C173:.C175])/SUM([.B173:.D175])" office:value-type="percentage" office:value="0.583333333333333" calcext:value-type="percentage" table:number-columns-spanned="1" table:number-rows-spanned="3">
            <text:p>58.33%</text:p>
          </table:table-cell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covered-table-cell/>
        </table:table-row>
        <table:table-row table:style-name="ro1">
          <table:table-cell office:value-type="string" calcext:value-type="string">
            <text:p>eeg-neutra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covered-table-cell/>
        </table:table-row>
        <table:table-row table:style-name="ro1">
          <table:table-cell office:value-type="string" calcext:value-type="string">
            <text:p>eeg-positiv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D176]/SUM([.B176:.D176])" office:value-type="percentage" office:value="0.5" calcext:value-type="percentage">
            <text:p>50.00%</text:p>
          </table:table-cell>
        </table:table-row>
        <table:table-row table:style-name="ro1">
          <table:table-cell table:number-columns-repeated="4"/>
          <table:table-cell table:formula="of:=SUM([.E171:.E176])/3" office:value-type="percentage" office:value="0.527777777777778" calcext:value-type="percentage">
            <text:p>52.78%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string" calcext:value-type="string">
            <text:p>eeg-negative</text:p>
          </table:table-cell>
          <table:table-cell office:value-type="string" calcext:value-type="string">
            <text:p>eeg-neutral</text:p>
          </table:table-cell>
          <table:table-cell office:value-type="string" calcext:value-type="string">
            <text:p>eeg-possitive</text:p>
          </table:table-cell>
          <table:table-cell/>
        </table:table-row>
        <table:table-row table:style-name="ro1">
          <table:table-cell office:value-type="string" calcext:value-type="string">
            <text:p>eeg-negativ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B179:.B180])/SUM([.B179:.D180])" office:value-type="percentage" office:value="0.5" calcext:value-type="percentage" table:number-columns-spanned="1" table:number-rows-spanned="2">
            <text:p>50.00%</text:p>
          </table:table-cell>
        </table:table-row>
        <table:table-row table:style-name="ro1">
          <table:table-cell office:value-type="string" calcext:value-type="string">
            <text:p>eeg-negativ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covered-table-cell/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C181:.C183])/SUM([.B181:.D183])" office:value-type="percentage" office:value="0.666666666666667" calcext:value-type="percentage" table:number-columns-spanned="1" table:number-rows-spanned="3">
            <text:p>66.67%</text:p>
          </table:table-cell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covered-table-cell/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</table:table-row>
        <table:table-row table:style-name="ro1">
          <table:table-cell office:value-type="string" calcext:value-type="string">
            <text:p>eeg-positiv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D184]/SUM([.B184:.D184])" office:value-type="percentage" office:value="0.5" calcext:value-type="percentage">
            <text:p>50.00%</text:p>
          </table:table-cell>
        </table:table-row>
        <table:table-row table:style-name="ro1">
          <table:table-cell table:number-columns-repeated="4"/>
          <table:table-cell table:formula="of:=SUM([.E179:.E184])/3" office:value-type="percentage" office:value="0.555555555555555" calcext:value-type="percentage">
            <text:p>55.56%</text:p>
          </table:table-cell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string" calcext:value-type="string">
            <text:p>eeg-negative</text:p>
          </table:table-cell>
          <table:table-cell office:value-type="string" calcext:value-type="string">
            <text:p>eeg-neutral</text:p>
          </table:table-cell>
          <table:table-cell office:value-type="string" calcext:value-type="string">
            <text:p>eeg-possitive</text:p>
          </table:table-cell>
          <table:table-cell/>
        </table:table-row>
        <table:table-row table:style-name="ro1">
          <table:table-cell office:value-type="string" calcext:value-type="string">
            <text:p>eeg-negativ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87:.B188])/SUM([.B187:.D188])" office:value-type="percentage" office:value="0.833333333333333" calcext:value-type="percentage" table:number-columns-spanned="1" table:number-rows-spanned="2">
            <text:p>83.33%</text:p>
          </table:table-cell>
        </table:table-row>
        <table:table-row table:style-name="ro1">
          <table:table-cell office:value-type="string" calcext:value-type="string">
            <text:p>eeg-negativ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covered-table-cell/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C189:.C191])/SUM([.B189:.D191])" office:value-type="percentage" office:value="0.75" calcext:value-type="percentage" table:number-columns-spanned="1" table:number-rows-spanned="3">
            <text:p>75.00%</text:p>
          </table:table-cell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covered-table-cell/>
        </table:table-row>
        <table:table-row table:style-name="ro1">
          <table:table-cell office:value-type="string" calcext:value-type="string">
            <text:p>eeg-neutra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covered-table-cell/>
        </table:table-row>
        <table:table-row table:style-name="ro1">
          <table:table-cell office:value-type="string" calcext:value-type="string">
            <text:p>eeg-positiv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192]/SUM([.B192:.D192])" office:value-type="percentage" office:value="0.333333333333333" calcext:value-type="percentage">
            <text:p>33.33%</text:p>
          </table:table-cell>
        </table:table-row>
        <table:table-row table:style-name="ro1">
          <table:table-cell table:number-columns-repeated="4"/>
          <table:table-cell table:formula="of:=SUM([.E187:.E192])/3" office:value-type="percentage" office:value="0.638888888888889" calcext:value-type="percentage">
            <text:p>63.89%</text:p>
          </table:table-cell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string" calcext:value-type="string">
            <text:p>eeg-negative</text:p>
          </table:table-cell>
          <table:table-cell office:value-type="string" calcext:value-type="string">
            <text:p>eeg-neutral</text:p>
          </table:table-cell>
          <table:table-cell office:value-type="string" calcext:value-type="string">
            <text:p>eeg-possitive</text:p>
          </table:table-cell>
          <table:table-cell/>
        </table:table-row>
        <table:table-row table:style-name="ro1">
          <table:table-cell office:value-type="string" calcext:value-type="string">
            <text:p>eeg-negativ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95:.B196])/SUM([.B195:.D196])" office:value-type="percentage" office:value="0.666666666666667" calcext:value-type="percentage" table:number-columns-spanned="1" table:number-rows-spanned="2">
            <text:p>66.67%</text:p>
          </table:table-cell>
        </table:table-row>
        <table:table-row table:style-name="ro1">
          <table:table-cell office:value-type="string" calcext:value-type="string">
            <text:p>eeg-negativ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covered-table-cell/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C197:.C199])/SUM([.B197:.D199])" office:value-type="percentage" office:value="0.833333333333333" calcext:value-type="percentage" table:number-columns-spanned="1" table:number-rows-spanned="3">
            <text:p>83.33%</text:p>
          </table:table-cell>
        </table:table-row>
        <table:table-row table:style-name="ro1">
          <table:table-cell office:value-type="string" calcext:value-type="string">
            <text:p>eeg-neutra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covered-table-cell/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covered-table-cell/>
        </table:table-row>
        <table:table-row table:style-name="ro1">
          <table:table-cell office:value-type="string" calcext:value-type="string">
            <text:p>eeg-positiv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200]/SUM([.B200:.D200])" office:value-type="percentage" office:value="0.333333333333333" calcext:value-type="percentage">
            <text:p>33.33%</text:p>
          </table:table-cell>
        </table:table-row>
        <table:table-row table:style-name="ro1">
          <table:table-cell table:number-columns-repeated="4"/>
          <table:table-cell table:formula="of:=SUM([.E195:.E200])/3" office:value-type="percentage" office:value="0.611111111111111" calcext:value-type="percentage">
            <text:p>61.11%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string" calcext:value-type="string">
            <text:p>eeg-negative</text:p>
          </table:table-cell>
          <table:table-cell office:value-type="string" calcext:value-type="string">
            <text:p>eeg-neutral</text:p>
          </table:table-cell>
          <table:table-cell office:value-type="string" calcext:value-type="string">
            <text:p>eeg-possitive</text:p>
          </table:table-cell>
          <table:table-cell/>
        </table:table-row>
        <table:table-row table:style-name="ro1">
          <table:table-cell office:value-type="string" calcext:value-type="string">
            <text:p>eeg-negativ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203:.B204])/SUM([.B203:.D204])" office:value-type="percentage" office:value="0.666666666666667" calcext:value-type="percentage" table:number-columns-spanned="1" table:number-rows-spanned="2">
            <text:p>66.67%</text:p>
          </table:table-cell>
        </table:table-row>
        <table:table-row table:style-name="ro1">
          <table:table-cell office:value-type="string" calcext:value-type="string">
            <text:p>eeg-negativ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covered-table-cell/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C205:.C207])/SUM([.B205:.D207])" office:value-type="percentage" office:value="0.416666666666667" calcext:value-type="percentage" table:number-columns-spanned="1" table:number-rows-spanned="3">
            <text:p>41.67%</text:p>
          </table:table-cell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covered-table-cell/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covered-table-cell/>
        </table:table-row>
        <table:table-row table:style-name="ro1">
          <table:table-cell office:value-type="string" calcext:value-type="string">
            <text:p>eeg-positiv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208]/SUM([.B208:.D208])" office:value-type="percentage" office:value="0.333333333333333" calcext:value-type="percentage">
            <text:p>33.33%</text:p>
          </table:table-cell>
        </table:table-row>
        <table:table-row table:style-name="ro1">
          <table:table-cell table:number-columns-repeated="4"/>
          <table:table-cell table:formula="of:=SUM([.E203:.E208])/3" office:value-type="percentage" office:value="0.472222222222222" calcext:value-type="percentage">
            <text:p>47.22%</text:p>
          </table:table-cell>
        </table:table-row>
        <table:table-row table:style-name="ro1" table:number-rows-repeated="1048366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en" fo:country="GB" style:font-name-asian="DejaVu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17T21:53:55.903367840</dc:date>
    <meta:editing-duration>PT2M45S</meta:editing-duration>
    <meta:editing-cycles>1</meta:editing-cycles>
    <meta:generator>LibreOffice/6.1.5.2$Linux_X86_64 LibreOffice_project/10$Build-2</meta:generator>
    <meta:document-statistic meta:table-count="1" meta:cell-count="832" meta:object-count="0"/>
  </office:meta>
</office:document-meta>
</file>